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f9f" officeooo:paragraph-rsid="00198f9f"/>
    </style:style>
    <style:style style:name="P2" style:family="paragraph" style:parent-style-name="Standard">
      <style:text-properties officeooo:rsid="00198f9f" officeooo:paragraph-rsid="002233bc"/>
    </style:style>
    <style:style style:name="P3" style:family="paragraph" style:parent-style-name="Standard">
      <style:text-properties officeooo:rsid="002233bc" officeooo:paragraph-rsid="002233bc"/>
    </style:style>
    <style:style style:name="P4" style:family="paragraph" style:parent-style-name="Standard">
      <style:text-properties officeooo:rsid="002233bc" officeooo:paragraph-rsid="00225517"/>
    </style:style>
    <style:style style:name="P5" style:family="paragraph" style:parent-style-name="Standard">
      <style:text-properties style:text-underline-style="none" officeooo:rsid="002233bc" officeooo:paragraph-rsid="00225517"/>
    </style:style>
    <style:style style:name="T1" style:family="text">
      <style:text-properties officeooo:rsid="001afcb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bbcb0" style:font-size-asian="10pt" style:font-size-complex="10pt"/>
    </style:style>
    <style:style style:name="T4" style:family="text">
      <style:text-properties officeooo:rsid="002233bc"/>
    </style:style>
    <style:style style:name="T5" style:family="text">
      <style:text-properties officeooo:rsid="00223e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tab/><text:tab/>Ghastbox:</text:p>
      <text:p text:style-name="P1"/>
      <text:p text:style-name="P1"><text:span text:style-name="T3">Requerimiento</text:span><text:span text:style-name="T2"> funcionales: </text:span><text:tab/>Un juego de supervivencia <text:s/>en 2d con un sistema de armas realista en</text:p>
      <text:p text:style-name="P1"><text:tab/> <text:s text:c="2"/><text:tab/><text:tab/> <text:s text:c="5"/>el cual los enemigos son fantasmas</text:p>
      <text:p text:style-name="P1"/>
      <text:p text:style-name="P1"><text:span text:style-name="T3">Requerimiento</text:span><text:span text:style-name="T2"> no-funcionales:</text:span> <text:tab/>El código tiene que ser legible, modular y estar optimizado. </text:p>
      <text:p text:style-name="P2"><text:tab/><text:tab/><text:tab/> <text:s text:c="6"/>Tiene que ser lo más rápido posible ya que es un juego veloz porque hay <text:tab/><text:tab/><text:tab/> <text:s text:c="6"/>que esquivar enemigos y disparos. Lenguaje básico por lo que debe <text:tab/><text:tab/><text:tab/><text:tab/> <text:s text:c="6"/>funcionar<text:tab/>en casi cualquier dispositivo. Debe ser ligero como máximo<text:tab/><text:tab/><text:tab/> <text:s text:c="6"/>300MB. <text:span text:style-name="T1">Sprites que coordinen con la paleta de color del mapa</text:span><text:tab/></text:p>
      <text:p text:style-name="P2"/>
      <text:p text:style-name="P2"><text:span text:style-name="T4">Requerimientos base:</text:span></text:p>
      <text:p text:style-name="P2"><text:tab/><text:span text:style-name="T5">Vista 2d</text:span></text:p>
      <text:p text:style-name="P3"><text:tab/>Vista superior del mapa.</text:p>
      <text:p text:style-name="P3"><text:tab/>Mapa de casillas</text:p>
      <text:p text:style-name="P3"><text:tab/>Movimiento con flechas y WASD</text:p>
      <text:p text:style-name="P3"><text:tab/>Multijugador local</text:p>
      <text:p text:style-name="P3"><text:tab/><text:span text:style-name="T5">Físicas con el entorno</text:span></text:p>
      <text:p text:style-name="P3"><text:tab/>Texturas predeterminadas o personalizadas</text:p>
      <text:p text:style-name="P3"><text:tab/>Mapas predeterminados o personalizados</text:p>
      <text:p text:style-name="P3"><text:tab/>IA para enemigos. </text:p>
      <text:p text:style-name="P3"><text:tab/>Sistema de armas:</text:p>
      <text:p text:style-name="P3"><text:tab/><text:tab/>Pistola: <text:s/>12 balas + 1 en recamara, <text:span text:style-name="T5">Semi-Auto</text:span>, daño 30, <text:span text:style-name="T5">tiempo de recarga 2</text:span></text:p>
      <text:p text:style-name="P3"><text:tab/><text:tab/>MP5:<text:tab/>30 balas + 1 en recamara, rpm 800, daño 30, <text:span text:style-name="T5">tiempo de recarga 2</text:span><text:line-break/><text:tab/><text:tab/>M249: <text:span text:style-name="T5">100 balas, rpm 1200, daño 60, tiempo de recarga 6</text:span></text:p>
      <text:p text:style-name="P3"><text:tab/><text:tab/>M16: <text:s text:c="2"/><text:span text:style-name="T5">30 balas + 1 en recamara, rpm 950, daño 60, tiempo de recarga 3.5</text:span></text:p>
      <text:p text:style-name="P3"><text:tab/><text:span text:style-name="T5">Sistema de pickups :</text:span></text:p>
      <text:p text:style-name="P3"><text:tab/><text:tab/><text:tab/><text:tab/><text:span text:style-name="T5">El sistema debe hacer un efecto(determinado por cada objeto en <text:tab/><text:tab/><text:tab/><text:tab/><text:tab/>especifico) cuando un jugador le pase por encima.</text:span></text:p>
      <text:p text:style-name="P4"><text:tab/><text:tab/></text:p>
      <text:p text:style-name="P5"/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1:18:59.182033052</meta:creation-date>
    <dc:date>2023-03-10T11:59:55.865744014</dc:date>
    <meta:editing-duration>PT15M1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94" meta:character-count="1238" meta:non-whitespace-character-count="971"/>
  </office:meta>
</office:document-meta>
</file>